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25e9c" officeooo:paragraph-rsid="00125e9c"/>
    </style:style>
    <style:style style:name="P2" style:family="paragraph" style:parent-style-name="Standard">
      <style:text-properties officeooo:rsid="0013fac4" officeooo:paragraph-rsid="0013fac4"/>
    </style:style>
    <style:style style:name="P3" style:family="paragraph" style:parent-style-name="Standard">
      <style:text-properties officeooo:rsid="00143f47" officeooo:paragraph-rsid="00143f47"/>
    </style:style>
    <style:style style:name="P4" style:family="paragraph" style:parent-style-name="Standard">
      <style:text-properties officeooo:rsid="00146e96" officeooo:paragraph-rsid="00146e96"/>
    </style:style>
    <style:style style:name="P5" style:family="paragraph" style:parent-style-name="Standard">
      <style:text-properties officeooo:rsid="00147c26" officeooo:paragraph-rsid="00147c26"/>
    </style:style>
    <style:style style:name="P6" style:family="paragraph" style:parent-style-name="Standard">
      <style:text-properties officeooo:paragraph-rsid="00147c26"/>
    </style:style>
    <style:style style:name="P7" style:family="paragraph" style:parent-style-name="Standard">
      <style:text-properties officeooo:rsid="0014eeee" officeooo:paragraph-rsid="0014eeee"/>
    </style:style>
    <style:style style:name="P8" style:family="paragraph" style:parent-style-name="Standard">
      <style:text-properties officeooo:rsid="0018c8ad" officeooo:paragraph-rsid="0018c8ad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Heading_20_2">
      <style:text-properties officeooo:rsid="0013fac4" officeooo:paragraph-rsid="001922a8"/>
    </style:style>
    <style:style style:name="P12" style:family="paragraph" style:parent-style-name="Heading_20_2">
      <style:text-properties officeooo:paragraph-rsid="001922a8"/>
    </style:style>
    <style:style style:name="P13" style:family="paragraph" style:parent-style-name="Heading_20_2">
      <style:text-properties officeooo:paragraph-rsid="001bf128"/>
    </style:style>
    <style:style style:name="P14" style:family="paragraph" style:parent-style-name="Standard">
      <style:text-properties officeooo:rsid="00147c26" officeooo:paragraph-rsid="00147c26"/>
    </style:style>
    <style:style style:name="P15" style:family="paragraph" style:parent-style-name="Standard">
      <style:text-properties officeooo:rsid="0013fac4" officeooo:paragraph-rsid="0013fac4"/>
    </style:style>
    <style:style style:name="P16" style:family="paragraph" style:parent-style-name="Standard">
      <style:text-properties officeooo:paragraph-rsid="001ad442"/>
    </style:style>
    <style:style style:name="P17" style:family="paragraph" style:parent-style-name="Standard">
      <style:text-properties officeooo:rsid="00220d02" officeooo:paragraph-rsid="00220d02"/>
    </style:style>
    <style:style style:name="P18" style:family="paragraph" style:parent-style-name="Standard">
      <style:text-properties officeooo:rsid="0026ed43" officeooo:paragraph-rsid="0026ed43"/>
    </style:style>
    <style:style style:name="P19" style:family="paragraph" style:parent-style-name="Text_20_body">
      <style:text-properties officeooo:paragraph-rsid="001922a8"/>
    </style:style>
    <style:style style:name="P20" style:family="paragraph" style:parent-style-name="Text_20_body">
      <style:text-properties officeooo:paragraph-rsid="001ad442"/>
    </style:style>
    <style:style style:name="P21" style:family="paragraph" style:parent-style-name="Text_20_body" style:list-style-name="L1">
      <style:text-properties officeooo:paragraph-rsid="001ad442"/>
    </style:style>
    <style:style style:name="P22" style:family="paragraph" style:parent-style-name="Text_20_body" style:list-style-name="L1">
      <style:text-properties officeooo:rsid="001ad442" officeooo:paragraph-rsid="001ad442"/>
    </style:style>
    <style:style style:name="P23" style:family="paragraph" style:parent-style-name="Text_20_body" style:list-style-name="L2">
      <style:text-properties officeooo:rsid="001ad442" officeooo:paragraph-rsid="001ad442"/>
    </style:style>
    <style:style style:name="P24" style:family="paragraph" style:parent-style-name="Text_20_body" style:list-style-name="L2">
      <style:text-properties officeooo:rsid="001ad442" officeooo:paragraph-rsid="0020c42d"/>
    </style:style>
    <style:style style:name="P25" style:family="paragraph" style:parent-style-name="Text_20_body" style:list-style-name="L3">
      <style:text-properties officeooo:rsid="001ad442" officeooo:paragraph-rsid="001ad442"/>
    </style:style>
    <style:style style:name="P26" style:family="paragraph" style:parent-style-name="Text_20_body" style:list-style-name="L2">
      <style:text-properties officeooo:paragraph-rsid="001ad442"/>
    </style:style>
    <style:style style:name="P27" style:family="paragraph" style:parent-style-name="Text_20_body" style:list-style-name="L2">
      <style:text-properties officeooo:rsid="001d4d12" officeooo:paragraph-rsid="001d4d12"/>
    </style:style>
    <style:style style:name="P28" style:family="paragraph" style:parent-style-name="Text_20_body" style:list-style-name="L1">
      <style:text-properties officeooo:rsid="001df6dd" officeooo:paragraph-rsid="001df6dd"/>
    </style:style>
    <style:style style:name="P29" style:family="paragraph" style:parent-style-name="Text_20_body">
      <style:text-properties officeooo:paragraph-rsid="001e5a7f"/>
    </style:style>
    <style:style style:name="P30" style:family="paragraph" style:parent-style-name="Text_20_body" style:list-style-name="L2">
      <style:text-properties officeooo:rsid="0020c42d" officeooo:paragraph-rsid="0020c42d"/>
    </style:style>
    <style:style style:name="P31" style:family="paragraph" style:parent-style-name="Text_20_body" style:list-style-name="L3">
      <style:text-properties officeooo:rsid="0020c42d" officeooo:paragraph-rsid="00220d02"/>
    </style:style>
    <style:style style:name="P32" style:family="paragraph" style:parent-style-name="Text_20_body">
      <style:text-properties officeooo:paragraph-rsid="001bf128"/>
    </style:style>
    <style:style style:name="P33" style:family="paragraph" style:parent-style-name="Text_20_body">
      <style:text-properties officeooo:paragraph-rsid="0026ed43"/>
    </style:style>
    <style:style style:name="T1" style:family="text">
      <style:text-properties officeooo:rsid="0013fac4"/>
    </style:style>
    <style:style style:name="T2" style:family="text">
      <style:text-properties officeooo:rsid="00143f47"/>
    </style:style>
    <style:style style:name="T3" style:family="text">
      <style:text-properties officeooo:rsid="00147c26"/>
    </style:style>
    <style:style style:name="T4" style:family="text">
      <style:text-properties officeooo:rsid="00178837"/>
    </style:style>
    <style:style style:name="T5" style:family="text">
      <style:text-properties officeooo:rsid="001ad442"/>
    </style:style>
    <style:style style:name="T6" style:family="text">
      <style:text-properties style:font-name="Liberation Sans" fo:font-size="16.1000003814697pt" fo:font-weight="bold" officeooo:rsid="001bf128" style:font-name-asian="Noto Sans CJK TC" style:font-size-asian="16.1000003814697pt" style:font-weight-asian="bold" style:font-name-complex="Umpush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254b0" style:font-name-asian="Noto Sans CJK TC" style:font-size-asian="16.1000003814697pt" style:font-weight-asian="bold" style:font-name-complex="Umpush" style:font-size-complex="16.1000003814697pt" style:font-weight-complex="bold"/>
    </style:style>
    <style:style style:name="T8" style:family="text">
      <style:text-properties officeooo:rsid="001f18ba"/>
    </style:style>
    <style:style style:name="T9" style:family="text">
      <style:text-properties officeooo:rsid="00220d02"/>
    </style:style>
    <style:style style:name="T10" style:family="text">
      <style:text-properties officeooo:rsid="002254b0"/>
    </style:style>
    <style:style style:name="T11" style:family="text">
      <style:text-properties officeooo:rsid="00227713"/>
    </style:style>
    <style:style style:name="T12" style:family="text">
      <style:text-properties officeooo:rsid="00243f3a"/>
    </style:style>
    <style:style style:name="T13" style:family="text">
      <style:text-properties officeooo:rsid="00255f78"/>
    </style:style>
    <style:style style:name="T14" style:family="text">
      <style:text-properties officeooo:rsid="0025acf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ct description 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60_1546745025" text:style-name="Index_20_Link" text:visited-style-name="Index_20_Link">Introduction<text:tab/>1</text:a></text:p>
          <text:p text:style-name="P9"><text:a xlink:type="simple" xlink:href="#__RefHeading___Toc215_1258058151" text:style-name="Index_20_Link" text:visited-style-name="Index_20_Link">New user<text:tab/>1</text:a></text:p>
          <text:p text:style-name="P9"><text:a xlink:type="simple" xlink:href="#__RefHeading___Toc217_1258058151" text:style-name="Index_20_Link" text:visited-style-name="Index_20_Link">Existing user<text:tab/>1</text:a></text:p>
          <text:p text:style-name="P9"><text:a xlink:type="simple" xlink:href="#__RefHeading___Toc210_1258058151" text:style-name="Index_20_Link" text:visited-style-name="Index_20_Link">Invite<text:tab/>2</text:a></text:p>
          <text:p text:style-name="P9"><text:a xlink:type="simple" xlink:href="#__RefHeading___Toc126_1546745025" text:style-name="Index_20_Link" text:visited-style-name="Index_20_Link">Roles<text:tab/>2</text:a></text:p>
          <text:p text:style-name="P10"><text:a xlink:type="simple" xlink:href="#__RefHeading___Toc129_1546745025" text:style-name="Index_20_Link" text:visited-style-name="Index_20_Link">reader(s) / listener(s) / viewer(s)<text:tab/>2</text:a></text:p>
          <text:p text:style-name="P10"><text:a xlink:type="simple" xlink:href="#__RefHeading___Toc131_1546745025" text:style-name="Index_20_Link" text:visited-style-name="Index_20_Link">contributor(s)<text:tab/>2</text:a></text:p>
          <text:p text:style-name="P10"><text:a xlink:type="simple" xlink:href="#__RefHeading___Toc142_1546745025" text:style-name="Index_20_Link" text:visited-style-name="Index_20_Link">owner<text:tab/>2</text:a></text:p>
          <text:p text:style-name="P10"><text:a xlink:type="simple" xlink:href="#__RefHeading___Toc133_1546745025" text:style-name="Index_20_Link" text:visited-style-name="Index_20_Link">editor(s)<text:tab/>3</text:a></text:p>
          <text:p text:style-name="P10"><text:a xlink:type="simple" xlink:href="#__RefHeading___Toc137_1546745025" text:style-name="Index_20_Link" text:visited-style-name="Index_20_Link">chief editor<text:tab/>3</text:a></text:p>
          <text:p text:style-name="P10"><text:a xlink:type="simple" xlink:href="#__RefHeading___Toc139_1546745025" text:style-name="Index_20_Link" text:visited-style-name="Index_20_Link">account admin(s)<text:tab/>3</text:a></text:p>
          <text:p text:style-name="P10"><text:a xlink:type="simple" xlink:href="#__RefHeading___Toc144_1546745025" text:style-name="Index_20_Link" text:visited-style-name="Index_20_Link">platform supporter(s)<text:tab/>3</text:a></text:p>
          <text:p text:style-name="P10"><text:a xlink:type="simple" xlink:href="#__RefHeading___Toc146_1546745025" text:style-name="Index_20_Link" text:visited-style-name="Index_20_Link"><text:s/>platform moderator(s)<text:tab/>3</text:a></text:p>
          <text:p text:style-name="P10"><text:a xlink:type="simple" xlink:href="#__RefHeading___Toc148_1546745025" text:style-name="Index_20_Link" text:visited-style-name="Index_20_Link"><text:s/>platform admin(s)<text:tab/>3</text:a></text:p>
          <text:p text:style-name="P10"><text:a xlink:type="simple" xlink:href="#__RefHeading___Toc158_1546745025" text:style-name="Index_20_Link" text:visited-style-name="Index_20_Link">platform owner(s)<text:tab/>3</text:a></text:p>
          <text:p text:style-name="P9"><text:a xlink:type="simple" xlink:href="#__RefHeading___Toc162_1546745025" text:style-name="Index_20_Link" text:visited-style-name="Index_20_Link">Voice recording<text:tab/>4</text:a></text:p>
        </text:index-body>
      </text:table-of-content>
      <text:p text:style-name="Standard"/>
      <text:p text:style-name="Standard"/>
      <text:h text:style-name="Heading_20_1" text:outline-level="1"><text:bookmark-start text:name="__RefHeading___Toc160_1546745025"/>Introduction<text:bookmark-end text:name="__RefHeading___Toc160_1546745025"/></text:h>
      <text:p text:style-name="Standard"/>
      <text:p text:style-name="P18">Youtube, Netflix, Wattpad, Audible in one platform</text:p>
      <text:p text:style-name="P18"/>
      <text:p text:style-name="P18">with versioning and branching (of the) stories. </text:p>
      <text:p text:style-name="P18"/>
      <text:h text:style-name="Heading_20_1" text:outline-level="1"><text:bookmark-start text:name="__RefHeading___Toc215_1258058151"/>New user<text:bookmark-end text:name="__RefHeading___Toc215_1258058151"/></text:h>
      <text:p text:style-name="Standard"/>
      <text:p text:style-name="P3">will be taken to the start <text:span text:style-name="T3">page</text:span></text:p>
      <text:p text:style-name="P3"/>
      <text:p text:style-name="P5">Once registered an email will be sent to the user email with the link to confirm the email. </text:p>
      <text:p text:style-name="P5"/>
      <text:p text:style-name="P5">When user clicks on the link in the email (s)he will be taken to the user home where at the top of the page will be the following text: «Your email is confirmed. Thank you for the confirmation.»</text:p>
      <text:p text:style-name="P6"/>
      <text:p text:style-name="P7">When the page gets reloaded the text will be no longer there. </text:p>
      <text:p text:style-name="P5"/>
      <text:p text:style-name="P5">Once confirmation is complete the user become existing user. </text:p>
      <text:p text:style-name="P3"/>
      <text:h text:style-name="Heading_20_1" text:outline-level="1"><text:bookmark-start text:name="__RefHeading___Toc217_1258058151"/>Existing user<text:bookmark-end text:name="__RefHeading___Toc217_1258058151"/></text:h>
      <text:p text:style-name="P3"/>
      <text:p text:style-name="P3">if logged in will be taken to <text:span text:style-name="T4">the user home</text:span></text:p>
      <text:p text:style-name="P4">if not logged in will be taken to the start page</text:p>
      <text:h text:style-name="Heading_20_1" text:outline-level="1"><text:bookmark-start text:name="__RefHeading___Toc210_1258058151"/><text:soft-page-break/>Invite<text:bookmark-end text:name="__RefHeading___Toc210_1258058151"/></text:h>
      <text:p text:style-name="Standard"/>
      <text:p text:style-name="Standard">Send<text:span text:style-name="T1">s</text:span> email(s) to the invited </text:p>
      <text:p text:style-name="Standard"/>
      <text:p text:style-name="Standard">with the text from the invitation </text:p>
      <text:p text:style-name="Standard"/>
      <text:p text:style-name="P1">and the link to the project (page)</text:p>
      <text:p text:style-name="P1"/>
      <text:p text:style-name="P2">In the email the invited can click onto the link and </text:p>
      <text:p text:style-name="P2"/>
      <text:p text:style-name="P2">if (s)he is already registered and logged in on the platform (s)he will be taken to the project (page)</text:p>
      <text:p text:style-name="P2">if (s)he is not yet registered on the platform (s)he will be taken to the start <text:span text:style-name="T2">page</text:span></text:p>
      <text:p text:style-name="P2">if (s)he is registered but not logged in (s)he will also be taken to the start <text:span text:style-name="T2">page</text:span></text:p>
      <text:p text:style-name="P2"/>
      <text:h text:style-name="Heading_20_1" text:outline-level="1"><text:bookmark-start text:name="__RefHeading___Toc126_1546745025"/>Roles<text:bookmark-end text:name="__RefHeading___Toc126_1546745025"/></text:h>
      <text:p text:style-name="P8"/>
      <text:h text:style-name="P12" text:outline-level="2"><text:bookmark-start text:name="__RefHeading___Toc129_1546745025"/>reader<text:span text:style-name="T14">(s)</text:span> / <text:span text:style-name="T5">listener(s) / viewer(s)</text:span><text:bookmark-end text:name="__RefHeading___Toc129_1546745025"/></text:h>
      <text:p text:style-name="P19"><text:line-break/><text:span text:style-name="T5">can read / listen / view the project</text:span></text:p>
      <text:h text:style-name="P12" text:outline-level="2"><text:bookmark-start text:name="__RefHeading___Toc131_1546745025"/>contributor<text:span text:style-name="T13">(s)</text:span><text:bookmark-end text:name="__RefHeading___Toc131_1546745025"/></text:h>
      <text:p text:style-name="P29"><text:line-break/><text:span text:style-name="T5">can contribute to several / various projects in several / various accounts</text:span></text:p>
      <text:h text:style-name="Heading_20_2" text:outline-level="2"><text:bookmark-start text:name="__RefHeading___Toc142_1546745025"/>owner<text:bookmark-end text:name="__RefHeading___Toc142_1546745025"/></text:h>
      <text:p text:style-name="Text_20_body"><text:line-break/><text:span text:style-name="T12">(only one per account)</text:span></text:p>
      <text:p text:style-name="Text_20_body"><text:line-break/><text:span text:style-name="T5">can</text:span></text:p>
      <text:list xml:id="list4058903464" text:style-name="L2">
        <text:list-item>
          <text:p text:style-name="P26"><text:span text:style-name="T5">start projects</text:span></text:p>
        </text:list-item>
        <text:list-item>
          <text:p text:style-name="P27">contribute to the owned projects</text:p>
        </text:list-item>
        <text:list-item>
          <text:p text:style-name="P23">delete projects</text:p>
        </text:list-item>
        <text:list-item>
          <text:p text:style-name="P30">approve and / or reject changes</text:p>
        </text:list-item>
        <text:list-item>
          <text:p text:style-name="P24">roll-back changes</text:p>
        </text:list-item>
        <text:list-item>
          <text:p text:style-name="P24">recover deleted projects</text:p>
        </text:list-item>
        <text:list-item>
          <text:p text:style-name="P30">give and / or revoke roles to / from everyone in the account</text:p>
        </text:list-item>
      </text:list>
      <text:h text:style-name="P12" text:outline-level="2"><text:bookmark-start text:name="__RefHeading___Toc133_1546745025"/><text:soft-page-break/>editor<text:span text:style-name="T12">(s)</text:span><text:bookmark-end text:name="__RefHeading___Toc133_1546745025"/></text:h>
      <text:p text:style-name="P16"><text:span text:style-name="T5"><text:line-break/>can </text:span></text:p>
      <text:list xml:id="list2795568969" text:style-name="L1">
        <text:list-item>
          <text:p text:style-name="P21"><text:span text:style-name="T5">modify everything within the entrusted project(s)</text:span></text:p>
        </text:list-item>
        <text:list-item>
          <text:p text:style-name="P28">editor in several / <text:span text:style-name="T8">various </text:span>accounts </text:p>
        </text:list-item>
      </text:list>
      <text:h text:style-name="P12" text:outline-level="2"><text:bookmark-start text:name="__RefHeading___Toc137_1546745025"/>chief editor<text:bookmark-end text:name="__RefHeading___Toc137_1546745025"/></text:h>
      <text:p text:style-name="P20"><text:line-break/><text:span text:style-name="T12">(only one per project)</text:span></text:p>
      <text:p text:style-name="P20"><text:line-break/><text:span text:style-name="T5">can </text:span></text:p>
      <text:list xml:id="list180858212423363" text:continue-numbering="true" text:style-name="L1">
        <text:list-item>
          <text:p text:style-name="P21"><text:span text:style-name="T5">modify everything within the entrusted project(s within account)</text:span></text:p>
        </text:list-item>
        <text:list-item>
          <text:p text:style-name="P22">approve and / or reject the changes</text:p>
        </text:list-item>
        <text:list-item>
          <text:p text:style-name="P28">chief editor in various / several accounts </text:p>
        </text:list-item>
      </text:list>
      <text:h text:style-name="P11" text:outline-level="2"><text:bookmark-start text:name="__RefHeading___Toc139_1546745025"/><text:span text:style-name="T9">account </text:span>admin<text:span text:style-name="T11">(s)</text:span><text:bookmark-end text:name="__RefHeading___Toc139_1546745025"/></text:h>
      <text:p text:style-name="P19"><text:line-break/><text:span text:style-name="T5">can</text:span></text:p>
      <text:list xml:id="list3969584170" text:style-name="L3">
        <text:list-item>
          <text:p text:style-name="P25">start projects</text:p>
        </text:list-item>
        <text:list-item>
          <text:p text:style-name="P25">delete projects</text:p>
        </text:list-item>
        <text:list-item>
          <text:p text:style-name="P25">roll-back changes</text:p>
        </text:list-item>
        <text:list-item>
          <text:p text:style-name="P25">recover deleted projects</text:p>
        </text:list-item>
        <text:list-item>
          <text:p text:style-name="P31">give and / or revoke roles to / from everyone in the account, <text:span text:style-name="T9">apart from owner</text:span></text:p>
        </text:list-item>
      </text:list>
      <text:h text:style-name="P13" text:outline-level="2"><text:bookmark-start text:name="__RefHeading___Toc144_1546745025"/><text:span text:style-name="T6">platform supporter</text:span><text:span text:style-name="T7">(s)</text:span><text:bookmark-end text:name="__RefHeading___Toc144_1546745025"/></text:h>
      <text:h text:style-name="P13" text:outline-level="2"><text:bookmark-start text:name="__RefHeading___Toc146_1546745025"/><text:span text:style-name="T6"><text:line-break/><text:line-break/>platform moderator</text:span><text:span text:style-name="T7">(s)</text:span><text:span text:style-name="T6"><text:line-break/></text:span><text:bookmark-end text:name="__RefHeading___Toc146_1546745025"/></text:h>
      <text:h text:style-name="P13" text:outline-level="2"><text:bookmark-start text:name="__RefHeading___Toc148_1546745025"/><text:span text:style-name="T6"><text:line-break/>platform</text:span> admin<text:span text:style-name="T10">(s)</text:span><text:bookmark-end text:name="__RefHeading___Toc148_1546745025"/></text:h>
      <text:p text:style-name="P32"/>
      <text:h text:style-name="Heading_20_2" text:outline-level="2"><text:bookmark-start text:name="__RefHeading___Toc158_1546745025"/>platform owner(s)<text:bookmark-end text:name="__RefHeading___Toc158_1546745025"/></text:h>
      <text:p text:style-name="P2"/>
      <text:p text:style-name="P17"><text:soft-page-break/>cannot delete other platform owner(s)</text:p>
      <text:p text:style-name="P17"/>
      <text:h text:style-name="Heading_20_1" text:outline-level="1"><text:bookmark-start text:name="__RefHeading___Toc162_1546745025"/>Voice recording <text:line-break/><text:bookmark-end text:name="__RefHeading___Toc162_1546745025"/></text:h>
      <text:p text:style-name="P33">straight from the browse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Kinnari1" svg:font-family="Kinna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Noto Serif CJK TC" style:font-size-asian="10.5pt" style:language-asian="zh" style:country-asian="TW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1" style:font-family-complex="Kinnari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2-02-04T14:52:40.929389274</meta:creation-date>
    <dc:date>2022-02-04T18:08:56.097169035</dc:date>
    <meta:editing-duration>PT2H33M23S</meta:editing-duration>
    <meta:editing-cycles>26</meta:editing-cycles>
    <meta:generator>LibreOffice/6.3.5.2$Linux_X86_64 LibreOffice_project/30$Build-2</meta:generator>
    <meta:document-statistic meta:table-count="0" meta:image-count="0" meta:object-count="0" meta:page-count="4" meta:paragraph-count="76" meta:word-count="427" meta:character-count="2385" meta:non-whitespace-character-count="2023"/>
  </office:meta>
</office:document-meta>
</file>